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3FC5ECF3D900E68C8F3.png" manifest:media-type="image/png"/>
  <manifest:file-entry manifest:full-path="Pictures/100000010000073700000417B26B4E5D49E40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7.59cm" svg:height="9.97cm" draw:z-index="0"><draw:image xlink:href="Pictures/100000010000073700000417B26B4E5D49E40764.png" xlink:type="simple" xlink:show="embed" xlink:actuate="onLoad" draw:mime-type="image/png"/></draw:frame><draw:frame draw:style-name="fr1" draw:name="Imagen2" text:anchor-type="char" svg:x="0cm" svg:y="10.68cm" svg:width="17.59cm" svg:height="14.284cm" draw:z-index="1"><draw:image xlink:href="Pictures/10000001000003C9000003FC5ECF3D900E68C8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9:36:10.766732434</meta:creation-date>
    <dc:date>2024-05-03T19:50:17.724665842</dc:date>
    <meta:editing-duration>PT14M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